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</style:style>
    <style:style style:name="P3" style:family="paragraph" style:parent-style-name="InfoBlue">
      <style:text-properties fo:background-color="#ffff00"/>
    </style:style>
    <style:style style:name="P4" style:family="paragraph" style:parent-style-name="Standard">
      <style:text-properties fo:language="hr" fo:country="HR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 fo:orphans="0" fo:widows="0"/>
    </style:style>
    <style:style style:name="P7" style:family="paragraph" style:parent-style-name="Standard">
      <style:text-properties style:font-name="Arial" fo:font-size="16pt" fo:language="hr" fo:country="HR" style:font-size-asian="16pt" style:font-name-complex="Arial1" style:font-size-complex="16pt"/>
    </style:style>
    <style:style style:name="P8" style:family="paragraph" style:parent-style-name="Standard">
      <style:paragraph-properties fo:orphans="0" fo:widows="0"/>
    </style:style>
    <style:style style:name="P9" style:family="paragraph" style:parent-style-name="Standard">
      <style:paragraph-properties fo:margin-left="0cm" fo:margin-right="0.12cm" fo:margin-top="0.071cm" fo:margin-bottom="0cm" style:contextual-spacing="false" fo:orphans="0" fo:widows="0" fo:text-indent="0cm" style:auto-text-indent="false">
        <style:tab-stops>
          <style:tab-stop style:position="2.002cm"/>
        </style:tab-stops>
      </style:paragraph-properties>
    </style:style>
    <style:style style:name="P10" style:family="paragraph" style:parent-style-name="Standard">
      <style:paragraph-properties fo:margin-left="0cm" fo:margin-right="0.635cm" fo:orphans="0" fo:widows="0" fo:text-indent="0cm" style:auto-text-indent="false"/>
    </style:style>
    <style:style style:name="P11" style:family="paragraph" style:parent-style-name="Standard">
      <style:paragraph-properties fo:text-align="center" style:justify-single-word="false" fo:orphans="0" fo:widows="0"/>
    </style:style>
    <style:style style:name="P12" style:family="paragraph" style:parent-style-name="Text_20_body">
      <style:text-properties fo:language="hr" fo:country="HR"/>
    </style:style>
    <style:style style:name="P13" style:family="paragraph" style:parent-style-name="Text_20_body">
      <style:text-properties fo:language="hr" fo:country="HR" officeooo:paragraph-rsid="001d873b"/>
    </style:style>
    <style:style style:name="P14" style:family="paragraph" style:parent-style-name="Text_20_body">
      <style:text-properties fo:language="hr" fo:country="HR" officeooo:rsid="001f9722" officeooo:paragraph-rsid="002a0a43"/>
    </style:style>
    <style:style style:name="P15" style:family="paragraph" style:parent-style-name="Text_20_body">
      <style:text-properties fo:language="hr" fo:country="HR" officeooo:rsid="002dedac" officeooo:paragraph-rsid="002dedac"/>
    </style:style>
    <style:style style:name="P16" style:family="paragraph" style:parent-style-name="Text_20_body">
      <style:text-properties fo:language="hr" fo:country="HR" officeooo:rsid="0034c1fa" officeooo:paragraph-rsid="0034c1fa"/>
    </style:style>
    <style:style style:name="P17" style:family="paragraph" style:parent-style-name="Text_20_body">
      <style:text-properties fo:language="hr" fo:country="HR" officeooo:rsid="003ce140" officeooo:paragraph-rsid="003ce140"/>
    </style:style>
    <style:style style:name="P18" style:family="paragraph" style:parent-style-name="Text_20_body">
      <style:text-properties fo:language="hr" fo:country="HR" officeooo:rsid="003ce140" officeooo:paragraph-rsid="00473f92"/>
    </style:style>
    <style:style style:name="P19" style:family="paragraph" style:parent-style-name="Text_20_body">
      <style:text-properties fo:language="hr" fo:country="HR" officeooo:rsid="00449f98" officeooo:paragraph-rsid="00449f98"/>
    </style:style>
    <style:style style:name="P20" style:family="paragraph" style:parent-style-name="Text_20_body">
      <style:text-properties fo:language="hr" fo:country="HR" officeooo:rsid="00473f92" officeooo:paragraph-rsid="00473f92"/>
    </style:style>
    <style:style style:name="P21" style:family="paragraph" style:parent-style-name="Text_20_body">
      <style:text-properties fo:language="hr" fo:country="HR" officeooo:rsid="0048087c" officeooo:paragraph-rsid="0048087c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language="hr" fo:country="HR" officeooo:rsid="0048087c" officeooo:paragraph-rsid="0048087c"/>
    </style:style>
    <style:style style:name="P23" style:family="paragraph" style:parent-style-name="Text_20_body">
      <style:text-properties fo:language="hr" fo:country="HR" officeooo:rsid="004a256f" officeooo:paragraph-rsid="004a256f"/>
    </style:style>
    <style:style style:name="P24" style:family="paragraph" style:parent-style-name="Text_20_body">
      <style:text-properties fo:language="hr" fo:country="HR" officeooo:rsid="004a256f" officeooo:paragraph-rsid="004f798e"/>
    </style:style>
    <style:style style:name="P25" style:family="paragraph" style:parent-style-name="Text_20_body">
      <style:text-properties fo:language="hr" fo:country="HR" officeooo:rsid="00473f92" officeooo:paragraph-rsid="00473f92" fo:background-color="#ffff00"/>
    </style:style>
    <style:style style:name="P26" style:family="paragraph" style:parent-style-name="Text_20_body">
      <style:text-properties fo:language="hr" fo:country="HR" officeooo:rsid="004e2ebf" officeooo:paragraph-rsid="004e2ebf" fo:background-color="#ffff00"/>
    </style:style>
    <style:style style:name="P27" style:family="paragraph" style:parent-style-name="Text_20_body">
      <style:text-properties fo:language="hr" fo:country="HR" officeooo:rsid="00532f83" officeooo:paragraph-rsid="00532f83"/>
    </style:style>
    <style:style style:name="P28" style:family="paragraph" style:parent-style-name="Text_20_body">
      <style:text-properties fo:language="hr" fo:country="HR" officeooo:rsid="00592d3e" officeooo:paragraph-rsid="00592d3e"/>
    </style:style>
    <style:style style:name="P29" style:family="paragraph" style:parent-style-name="Text_20_body">
      <style:text-properties fo:language="hr" fo:country="HR" officeooo:rsid="005e411e" officeooo:paragraph-rsid="005e411e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language="hr" fo:country="HR" officeooo:rsid="0061d469" officeooo:paragraph-rsid="0061d469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694d10" officeooo:paragraph-rsid="00790e17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7b6451" officeooo:paragraph-rsid="007b6451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883d54" officeooo:paragraph-rsid="00883d54"/>
    </style:style>
    <style:style style:name="P34" style:family="paragraph" style:parent-style-name="Title">
      <style:paragraph-properties fo:text-align="end" style:justify-single-word="false"/>
    </style:style>
    <style:style style:name="P35" style:family="paragraph" style:parent-style-name="Title" style:master-page-name="Standard">
      <style:paragraph-properties fo:text-align="end" style:justify-single-word="false" style:page-number="auto"/>
    </style:style>
    <style:style style:name="P36" style:family="paragraph" style:parent-style-name="Title">
      <style:paragraph-properties fo:text-align="end" style:justify-single-word="false"/>
      <style:text-properties fo:language="hr" fo:country="HR"/>
    </style:style>
    <style:style style:name="P37" style:family="paragraph" style:parent-style-name="Title">
      <style:paragraph-properties fo:text-align="end" style:justify-single-word="false"/>
      <style:text-properties fo:font-size="14pt" fo:language="hr" fo:country="HR" style:font-size-asian="14pt"/>
    </style:style>
    <style:style style:name="P38" style:family="paragraph" style:parent-style-name="Title">
      <style:paragraph-properties fo:break-before="page"/>
    </style:style>
    <style:style style:name="P39" style:family="paragraph" style:parent-style-name="Title" style:master-page-name="Converted1">
      <style:paragraph-properties style:page-number="auto"/>
    </style:style>
    <style:style style:name="T1" style:family="text">
      <style:text-properties fo:language="hr" fo:country="HR"/>
    </style:style>
    <style:style style:name="T2" style:family="text">
      <style:text-properties fo:font-size="14pt" fo:language="hr" fo:country="HR" style:font-size-asian="14pt"/>
    </style:style>
    <style:style style:name="T3" style:family="text">
      <style:text-properties fo:font-size="16pt" fo:language="hr" fo:country="HR" style:font-size-asian="16pt" style:font-name-complex="Arial1" style:font-size-complex="16pt"/>
    </style:style>
    <style:style style:name="T4" style:family="text">
      <style:text-properties fo:font-size="16pt" fo:language="hr" fo:country="HR" style:font-size-asian="16pt" style:font-size-complex="16pt"/>
    </style:style>
    <style:style style:name="T5" style:family="text">
      <style:text-properties fo:font-size="16pt" fo:language="hr" fo:country="HR" fo:font-weight="normal" style:font-size-asian="16pt" style:font-weight-asian="normal" style:font-name-complex="Arial1" style:font-size-complex="16pt"/>
    </style:style>
    <style:style style:name="T6" style:family="text">
      <style:text-properties style:font-name="Arial" fo:font-size="16pt" fo:language="hr" fo:country="HR" style:font-size-asian="16pt" style:font-name-complex="Arial1" style:font-size-complex="16pt"/>
    </style:style>
    <style:style style:name="T7" style:family="text">
      <style:text-properties style:font-name="Arial" fo:font-size="16pt" fo:language="hr" fo:country="HR" fo:font-weight="bold" style:font-size-asian="16pt" style:font-weight-asian="bold" style:font-name-complex="Arial1" style:font-size-complex="16pt"/>
    </style:style>
    <style:style style:name="T8" style:family="text">
      <style:text-properties style:font-name="Symbol" fo:language="hr" fo:country="HR" style:font-name-asian="Symbol1" style:font-name-complex="Symbol1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ff" loext:opacity="100%" fo:font-style="italic" fo:font-weight="bold" style:font-style-asian="italic" style:font-weight-asian="bold" style:font-style-complex="italic" style:font-weight-complex="bold" fo:background-color="#ffff00"/>
    </style:style>
    <style:style style:name="T11" style:family="text">
      <style:text-properties fo:color="#0000ff" loext:opacity="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background-color="#ffff00"/>
    </style:style>
    <style:style style:name="T13" style:family="text">
      <style:text-properties officeooo:rsid="001d873b"/>
    </style:style>
    <style:style style:name="T14" style:family="text">
      <style:text-properties officeooo:rsid="001f9722"/>
    </style:style>
    <style:style style:name="T15" style:family="text">
      <style:text-properties officeooo:rsid="0020768c"/>
    </style:style>
    <style:style style:name="T16" style:family="text">
      <style:text-properties officeooo:rsid="0024ccc8"/>
    </style:style>
    <style:style style:name="T17" style:family="text">
      <style:text-properties officeooo:rsid="0026b95c"/>
    </style:style>
    <style:style style:name="T18" style:family="text">
      <style:text-properties officeooo:rsid="002a0a43"/>
    </style:style>
    <style:style style:name="T19" style:family="text">
      <style:text-properties officeooo:rsid="002f29a0"/>
    </style:style>
    <style:style style:name="T20" style:family="text">
      <style:text-properties officeooo:rsid="0033abed"/>
    </style:style>
    <style:style style:name="T21" style:family="text">
      <style:text-properties officeooo:rsid="0034c1fa"/>
    </style:style>
    <style:style style:name="T22" style:family="text">
      <style:text-properties officeooo:rsid="003621d5"/>
    </style:style>
    <style:style style:name="T23" style:family="text">
      <style:text-properties officeooo:rsid="00425825"/>
    </style:style>
    <style:style style:name="T24" style:family="text">
      <style:text-properties officeooo:rsid="00473f92"/>
    </style:style>
    <style:style style:name="T25" style:family="text">
      <style:text-properties officeooo:rsid="004aaa5b"/>
    </style:style>
    <style:style style:name="T26" style:family="text">
      <style:text-properties officeooo:rsid="004f798e"/>
    </style:style>
    <style:style style:name="T27" style:family="text">
      <style:text-properties officeooo:rsid="00503e94"/>
    </style:style>
    <style:style style:name="T28" style:family="text">
      <style:text-properties officeooo:rsid="0050c80c"/>
    </style:style>
    <style:style style:name="T29" style:family="text">
      <style:text-properties officeooo:rsid="00527e99"/>
    </style:style>
    <style:style style:name="T30" style:family="text">
      <style:text-properties officeooo:rsid="0052ed44"/>
    </style:style>
    <style:style style:name="T31" style:family="text">
      <style:text-properties officeooo:rsid="0054c426"/>
    </style:style>
    <style:style style:name="T32" style:family="text">
      <style:text-properties officeooo:rsid="005a695a"/>
    </style:style>
    <style:style style:name="T33" style:family="text">
      <style:text-properties officeooo:rsid="0061d469"/>
    </style:style>
    <style:style style:name="T34" style:family="text">
      <style:text-properties officeooo:rsid="0064b10c"/>
    </style:style>
    <style:style style:name="T35" style:family="text">
      <style:text-properties officeooo:rsid="0068505a"/>
    </style:style>
    <style:style style:name="T36" style:family="text">
      <style:text-properties officeooo:rsid="006ad496"/>
    </style:style>
    <style:style style:name="T37" style:family="text">
      <style:text-properties officeooo:rsid="006cb519"/>
    </style:style>
    <style:style style:name="T38" style:family="text">
      <style:text-properties officeooo:rsid="006cb519" fo:background-color="#ffff00" loext:char-shading-value="0"/>
    </style:style>
    <style:style style:name="T39" style:family="text">
      <style:text-properties officeooo:rsid="006cb519" fo:background-color="transparent" loext:char-shading-value="0"/>
    </style:style>
    <style:style style:name="T40" style:family="text">
      <style:text-properties officeooo:rsid="0071242c" fo:background-color="transparent" loext:char-shading-value="0"/>
    </style:style>
    <style:style style:name="T41" style:family="text">
      <style:text-properties officeooo:rsid="0072a8e1" fo:background-color="transparent" loext:char-shading-value="0"/>
    </style:style>
    <style:style style:name="T42" style:family="text">
      <style:text-properties officeooo:rsid="0076e066" fo:background-color="transparent" loext:char-shading-value="0"/>
    </style:style>
    <style:style style:name="T43" style:family="text">
      <style:text-properties officeooo:rsid="0077f551" fo:background-color="transparent" loext:char-shading-value="0"/>
    </style:style>
    <style:style style:name="T44" style:family="text">
      <style:text-properties officeooo:rsid="00790e17" fo:background-color="transparent" loext:char-shading-value="0"/>
    </style:style>
    <style:style style:name="T45" style:family="text">
      <style:text-properties officeooo:rsid="00791187" fo:background-color="transparent" loext:char-shading-value="0"/>
    </style:style>
    <style:style style:name="T46" style:family="text">
      <style:text-properties officeooo:rsid="007b6451" fo:background-color="transparent" loext:char-shading-value="0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809b0b" fo:background-color="transparent" loext:char-shading-value="0"/>
    </style:style>
    <style:style style:name="T49" style:family="text">
      <style:text-properties officeooo:rsid="0081583e" fo:background-color="transparent" loext:char-shading-value="0"/>
    </style:style>
    <style:style style:name="T50" style:family="text">
      <style:text-properties officeooo:rsid="00820ed8" fo:background-color="transparent" loext:char-shading-value="0"/>
    </style:style>
    <style:style style:name="T51" style:family="text">
      <style:text-properties officeooo:rsid="0089f549" fo:background-color="transparent" loext:char-shading-value="0"/>
    </style:style>
    <style:style style:name="T52" style:family="text">
      <style:text-properties officeooo:rsid="008adb12" fo:background-color="transparent" loext:char-shading-value="0"/>
    </style:style>
    <style:style style:name="T53" style:family="text">
      <style:text-properties officeooo:rsid="008e7c5a" fo:background-color="transparent" loext:char-shading-value="0"/>
    </style:style>
    <style:style style:name="T54" style:family="text">
      <style:text-properties officeooo:rsid="00924cc4" fo:background-color="transparent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5"><text:span text:style-name="T1"><text:subject>&lt;Project Name&gt;</text:subject></text:span><text:span text:style-name="T1"/></text:p>
        <text:p text:style-name="P34"><text:span text:style-name="T1">Tehnička dokumentacija</text:span><text:span text:style-name="T1"/></text:p>
        <text:p text:style-name="P34"><text:span text:style-name="T2">Verzija &lt;1.0&gt;</text:span><text:span text:style-name="T2"/></text:p>
        <text:p text:style-name="P36"/>
        <text:p text:style-name="P36"/>
        <text:p text:style-name="P36"/>
        <text:p text:style-name="P36"/>
        <text:p text:style-name="P34"><text:span text:style-name="T3">Studentski tim: </text:span><text:span text:style-name="T5">&lt;Ime i prezime&gt;</text:span><text:span text:style-name="T5"/></text:p>
        <text:p text:style-name="P5"><text:span text:style-name="T6">&lt;Ime i prezime&gt;</text:span><text:span text:style-name="T6"/></text:p>
        <text:p text:style-name="P5"><text:span text:style-name="T6">&lt;Ime i prezime&gt;</text:span><text:span text:style-name="T6"/></text:p>
        <text:p text:style-name="P5"><text:span text:style-name="T7">....</text:span><text:span text:style-name="T7"/></text:p>
        <text:p text:style-name="P7"/>
        <text:p text:style-name="P34"><text:span text:style-name="T3">Nastavnik: </text:span><text:span text:style-name="T5">&lt;Ime i prezime&gt;</text:span><text:span text:style-name="T4"/></text:p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p text:style-name="P4"/>
      </text:section>
      <text:p text:style-name="P39"><text:span text:style-name="T1">Sadržaj</text:span><text:span text:style-name="T1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span text:style-name="T1">1.</text:span><text:span text:style-name="T9"><text:tab/></text:span><text:span text:style-name="T1">Opis razvijenog proizvoda</text:span><text:tab/>4<text:span text:style-name="T9"/></text:p>
          <text:p text:style-name="P2"><text:span text:style-name="T1">2.</text:span><text:span text:style-name="T9"><text:tab/></text:span><text:span text:style-name="T1">Tehničke značajke</text:span><text:tab/>5<text:span text:style-name="T9"/></text:p>
          <text:p text:style-name="P2"><text:span text:style-name="T1">3.</text:span><text:span text:style-name="T9"><text:tab/></text:span><text:span text:style-name="T1">Upute za korištenje</text:span><text:tab/>6<text:span text:style-name="T9"/></text:p>
          <text:p text:style-name="P2"><text:span text:style-name="T1">4.</text:span><text:span text:style-name="T9"><text:tab/></text:span><text:span text:style-name="T1">Literatura</text:span><text:tab/>7<text:span text:style-name="T9"/></text:p>
        </text:index-body>
      </text:table-of-content>
      <text:p text:style-name="P38"><text:span text:style-name="T1">Tehnička dokumentacija</text:span><text:span text:style-name="T1"/></text:p>
      <text:p text:style-name="InfoBlue"/>
      <text:p text:style-name="Standard"><text:span text:style-name="T10">Na koji način koristiti predložak?</text:span><text:span text:style-name="T10"/></text:p>
      <text:p text:style-name="P3"/>
      <text:p text:style-name="InfoBlue"><text:span text:style-name="T12">Dokument se po potrebi može prilagoditi potrebama pojedinog projekta promjenom predloženih naslova predloženih poglavlja, kao i eventualnim dodavanjem novih poglavlja i potpoglavlja. </text:span><text:span text:style-name="T12"/></text:p>
      <text:p text:style-name="P3"/>
      <text:p text:style-name="InfoBlue"><text:span text:style-name="T12">Cilj dokumenta je opisati rezultat rada studentskog tima, problem koji je riješen u okviru projekta, korištenu tehnologiju, mogućnosti i značajke dobivenog proizvoda i sl.</text:span> <text:span text:style-name="T12">Razinu detalja opisanu u ovom dokumentu studentski tim treba dogovoriti s nastavnikom.</text:span></text:p>
      <text:p text:style-name="InfoBlue"/>
      <text:p text:style-name="InfoBlue"/>
      <text:p text:style-name="InfoBlue"/>
      <text:p text:style-name="InfoBlue"/>
      <text:p text:style-name="Standard"><text:span text:style-name="T11">Literatura:</text:span><text:span text:style-name="T11"/></text:p>
      <text:p text:style-name="InfoBlue">U tekstu rada treba biti navedena literatura svugdje gdje je tekst, slika ili grafički prikaz preuzet ili se temelji na nekom pisanom predlošku. Literatura se navodi iza zaključka. U tekstu se literatura navodi unutar zagrada s navođenjem prvog autora i godine izdanja, npr. (Martinis, 1998).</text:p>
      <text:p text:style-name="InfoBlue"/>
      <text:p text:style-name="Standard"><text:span text:style-name="T11">Primjer citiranja knjige:</text:span><text:span text:style-name="T11"/></text:p>
      <text:p text:style-name="InfoBlue">Prezime, inicijal(i) imena autora. Naslov: podnaslov. Podatak o izdanju. Mjesto izdavanja: Nakladnik, godina izdavanja.</text:p>
      <text:p text:style-name="InfoBlue"/>
      <text:p text:style-name="Standard"><text:span text:style-name="T11">Primjer citiranja članka u časopisu:</text:span><text:span text:style-name="T11"/></text:p>
      <text:p text:style-name="InfoBlue">Prezime, inicijal(i) imena autora. Naslov članka: podnaslov. Naziv časopisa. Oznaka sveska/godišta, broj(godina), str. početna-završna.</text:p>
      <text:p text:style-name="InfoBlue"/>
      <text:p text:style-name="Standard"><text:span text:style-name="T11">Primjer citiranja rada sa konferencije:</text:span><text:span text:style-name="T11"/></text:p>
      <text:p text:style-name="InfoBlue">Prezime, inicijal(i) imena autora. Naslov rada: podnaslov. Naslov zbornika, mjesto održavanja konferencije, (godina), str. početna-završna.</text:p>
      <text:p text:style-name="InfoBlue"/>
      <text:p text:style-name="Standard"><text:span text:style-name="T11">Primjer citiranja doktorskog, magistarskog ili diplomskog rada:</text:span><text:span text:style-name="T11"/></text:p>
      <text:p text:style-name="InfoBlue">Prezime, inicijal(i) imena autora. Naslov. Vrsta rada. Ustanova na kojoj je rad obranjen, godina.</text:p>
      <text:p text:style-name="InfoBlue"/>
      <text:p text:style-name="Standard"><text:span text:style-name="T11">Primjer citiranja www izvora:</text:span><text:span text:style-name="T11"/></text:p>
      <text:p text:style-name="InfoBlue">Ime(na) autora (ako je/su poznata), naslov dokumenta, datum nastanka (ako se razlikuje od datuma pristupa izvoru), naslov potpunog djela (italic), potpuna http adresa, datum pristupa dokumentu.</text:p>
      <text:p text:style-name="InfoBlue"/>
      <text:p text:style-name="Standard"><text:span text:style-name="T11">Ostale upute</text:span><text:span text:style-name="T11"/></text:p>
      <text:p text:style-name="InfoBlue">U svim dokumentima obvezno primjenjivati SI jedinice. Slike, formule i tablice potrebno je numerirati. Opis tablice stavlja se iznad, a opis slike ispod nje. U opisu slike ili tablice pišu se samo podaci neophodni za njeno razumijevanje (npr. Slika 6. Pojačalo s promjenljivim pojačanjem). Dodatna objašnjenja daju se u tekstu uz povezivanje sa slikom ili tablicom. Osi i parametri na slikama i grafičkim prikazima trebaju biti obilježeni. Daljnji opis tog grafičkog prikaza treba se nalaziti u tekstu rada. Formule se obilježavaju brojevima u zagradi, uz desni rub stranice, a u tekstu se poziva na broj formule.</text:p>
      <text:h text:style-name="P1" text:outline-level="1"><text:bookmark-start text:name="_Toc179183546"/><text:span text:style-name="T1">Opis razvijenog proizvoda</text:span><text:bookmark-end text:name="_Toc179183546"/><text:span text:style-name="T1"/></text:h>
      <text:p text:style-name="P12"/>
      <text:p text:style-name="P13"><text:span text:style-name="T13">Razvijeni proizvod se sastoji od 2 osnovna dijela: REST API poslužitelja i klijenta pomoću kojeg korisnik vrši interakciju sa sustavom. </text:span><text:span text:style-name="T14">REST API poslužitelj služi kao dio sustava koji sinkorinizira rad cjijelog sustava. On prima zahtjeve s krajnjeg čvora, </text:span><text:span text:style-name="T15">obrađuje</text:span><text:span text:style-name="T14"> ih te ih prosslijeđuje čvorovi</text:span><text:span text:style-name="T17">m</text:span><text:span text:style-name="T14">a koji</text:span><text:span text:style-name="T17">ma</text:span><text:span text:style-name="T14"> su potrebni.</text:span><text:span text:style-name="T1"/></text:p>
      <text:p text:style-name="P13"/>
      <text:p text:style-name="P14">Krajnji ure<text:span text:style-name="T16">đ</text:span>aj je mikrokontroler ESP32 na kojega je spojen mali ekran i 2 enkodera koji služe kao sučelje pre<text:span text:style-name="T18">m</text:span>a <text:span text:style-name="T18">k</text:span>orisniku. <text:span text:style-name="T18">On od korisnika prima podatke i zahtjeve te ih prosljeđuje na obradu.</text:span><text:span text:style-name="T1"/></text:p>
      <text:p text:style-name="P14"><text:span text:style-name="T18">Također može s poslužitelja primiti podatke i zadatke.</text:span><text:span text:style-name="T1"/></text:p>
      <text:p text:style-name="P14"/>
      <text:p text:style-name="P16">Sustav se u najjednostavnijoj varijanti sastoji od jednog poslužitelja i jednog krajnjeg čvora.<text:span text:style-name="T1"/></text:p>
      <text:h text:style-name="P1" text:outline-level="1"><text:bookmark-start text:name="_Toc179183547"/><text:span text:style-name="T1">Tehničke značajke</text:span><text:bookmark-end text:name="_Toc179183547"/><text:span text:style-name="T1"/></text:h>
      <text:p text:style-name="P12"/>
      <text:p text:style-name="P15">Krajnji čvor je uređaj TTGO T display na kojega su dodatno spojeni rotacijski enkoderi. <text:span text:style-name="T19">TTGO T diaplay se sastoji od mikrokontrolera ESP32, ugrađ</text:span><text:span text:style-name="T20">e</text:span><text:span text:style-name="T19">ne memorije i malog LCD ekrana. </text:span><text:span text:style-name="T21">Služi kao točka interakcije </text:span><text:span text:style-name="T22">korisnika sa sustavom od kojega preuzima podatke i zadatke te mu prikazuje povratnu informaciju.</text:span><text:span text:style-name="T1"/></text:p>
      <text:p text:style-name="P15"/>
      <text:p text:style-name="P17">O ESP32<text:span text:style-name="T1"/></text:p>
      <text:p text:style-name="P18">ESP32 je kineska serija mikrokontrolera koju je razvila i proizvodi kineska tvrtka Espressif Systems. Popularni su zbog relativno niske cijena i velikih mogućnosati.<text:span text:style-name="T1"/></text:p>
      <text:p text:style-name="P18"><text:span text:style-name="T24">Najstariji model iz serije, istoimeni ESP32, i</text:span>ma<text:span text:style-name="T24"> </text:span>ugrađena dva <text:span text:style-name="T23">32-bitna </text:span>prosecora Xtensa LX6 koji koristi Harvardsku arhitekturu pristupanja memoriji da bi se poboljšale performanse.<text:span text:style-name="T1"/></text:p>
      <text:p text:style-name="P19">Pored močnih procesora posjeduju dodatno sklopovlje za obradu signala u hardveru. Za ovaj projekt je značajan projač impulsa PCNT, a postoje i upravljački sklopovi za različitu periferiju<text:span text:style-name="T1"/></text:p>
      <text:p text:style-name="P19">UART, I2C, SPI, I2S, TOUCH(kontroler za panel), CAN, ETHERNET PHY ,rBluetooth i WiFI radio<text:span text:style-name="T1"/></text:p>
      <text:p text:style-name="P19"/>
      <text:p text:style-name="P19">WiFI radio se koristi za komunikaciju izmežu mikrokontrolera i REST API poslužitelja<text:span text:style-name="T1"/></text:p>
      <text:p text:style-name="P20">Zbog radijskog primopredajnika, ESP32 mije pogoda za dugotrajno napajanje baterijama, već je poželjno baterije koristiti kao pomoćni izvor napajanje u slučaju nestanka električne energije iz mreže. <text:span text:style-name="T1"/></text:p>
      <text:p text:style-name="P20">Radio se može isključiti zbog uštede energije.<text:span text:style-name="T1"/></text:p>
      <text:p text:style-name="P20"/>
      <text:p text:style-name="P20">Budući sa je ESP32 serija mikrokontrolera, na različitim modelama su dostupni razkličiti procesori i dodattno sklopovlje.<text:span text:style-name="T1"/></text:p>
      <text:p text:style-name="P20"/>
      <text:p text:style-name="P20">Dodatno, neki modeli, kao što je najstaraiji model ESP8266, se više ne proizvode što može biti nezgodno zbog dostupnosti rezervnih dijelova za uređaje u kojima se koriste,a direktna zamjena za iste ne postoji.<text:span text:style-name="T1"/></text:p>
      <text:p text:style-name="P25">S druge strane, Atmel AtMega328P, koji se koristi na razvoju Arduino UNO, se proizvodi 20-ak godina i nema planova za prestanak za prestanak proizvodnje zbog raširenosti u različitim sustavima.</text:p>
      <text:p text:style-name="P26">AtMEga8 – kraj 1990-ih</text:p>
      <text:p text:style-name="P20"/>
      <text:p text:style-name="P21">ESP32 može biti nezgodan za korištenje s vanjsom periferijm jer neki GPIO priključci moraju za vrijeme podizanja sustava biti u predviđenom stanju, a promjena njihovog stanja je dozvoljena nakon podizanja sustava. Moguće ih je koristiti za dijagnostiku pokretanja prije učitavanja programa, a njihovo nepravilno korištenje onemogućava neke funkcije mikrokontrolera kao što su: pokretanje sustava, UART, korištenje vanjske SPI flash memorije, snimanje programskog koda na uređaj. Njihova stanja nakon pokretanja ostaju nepromijenjena ukoliko se isto ne napravi kroz korisnički program<text:span text:style-name="T1"/></text:p>
      <text:p text:style-name="P21">ESP32 has 6 strapping pins:<text:span text:style-name="T1"/></text:p>
      <text:p text:style-name="P21"/>
      <text:p text:style-name="P21"><text:s text:c="4"/>GPIO 0 – pulled up – used to set flash or download boot.<text:span text:style-name="T1"/></text:p>
      <text:p text:style-name="P21"><text:s text:c="4"/>GPIO 2 – pulled down – used with GPIO 0 to select download boot.<text:span text:style-name="T1"/></text:p>
      <text:p text:style-name="P21"><text:s text:c="4"/>GPIO 4 – pulled down – but doesn’t seem to be used.<text:span text:style-name="T1"/></text:p>
      <text:p text:style-name="P21"><text:soft-page-break/><text:s text:c="4"/>GPIO 5 – pulled up – related to SDIO modes.<text:span text:style-name="T1"/></text:p>
      <text:p text:style-name="P21"><text:s text:c="4"/>GPIO 12 (MTDI) – pulled down – SDIO voltage level.<text:span text:style-name="T1"/></text:p>
      <text:p text:style-name="P21"><text:s text:c="4"/>GPIO 15 (MTDO) – pulled up – SDIO mode and diagnostic printing on boot.<text:span text:style-name="T1"/></text:p>
      <text:p text:style-name="P21"><text:s/>detaljije u datasheetu<text:span text:style-name="T1"/></text:p>
      <text:p text:style-name="P21"><text:s/>interni pullUP/DOWN se ne poništava ako nije drugačije podešeno u programu<text:span text:style-name="T1"/></text:p>
      <text:p text:style-name="P21"/>
      <text:p text:style-name="P22"/>
      <text:p text:style-name="P23">Vanjsko sklopovlje i upravljački programi<text:span text:style-name="T1"/></text:p>
      <text:p text:style-name="P23">ekran ST7789<text:span text:style-name="T1"/></text:p>
      <text:p text:style-name="P24">Ekran ST7789 je na ESP32 spojen preko sučelja SPI <text:span text:style-name="T26">Postoji više verzija tog ekrana, a za potrebe projekta se koristi ekran različivosti 240x135 piksela s pomakom početne točke u točku (52,40).</text:span><text:span text:style-name="T1"/></text:p>
      <text:p text:style-name="P23">Kao upravljački program koristi esp_lcd_ili9341 <text:span text:style-name="T25">koji ima podršku za različite ekrane. </text:span><text:span text:style-name="T27">Driveru je potrebno predati podatke o kontaktima na koje je ekran spojen s mikrokontrolerom te osnovne podatke o ekranu (razlučivost i pomak). </text:span><text:span text:style-name="T28">Problem s driverom je taj da u dokumentaciji </text:span><text:span text:style-name="T30">niti u primjerima</text:span><text:span text:style-name="T28"> nije opisano podešavanje pomaka slike pa je kak</text:span><text:span text:style-name="T29">o</text:span><text:span text:style-name="T28"> se to radi potrebno tražiti u programskom kodu drivera.</text:span><text:span text:style-name="T1"/></text:p>
      <text:p text:style-name="P23"/>
      <text:p text:style-name="P27">Za interakciju s korisnikom se koristi grafička biblioteka <text:span text:style-name="T36">LVGL</text:span> napisana u programskom jeziku C. <text:span text:style-name="T31">Zbog toga je pogodna za korištenje na mikrokontrolerima. Iako posjeduje opširnu dokumentaciju, naprednije funkcije ipak nisu detaljno opisane.</text:span><text:span text:style-name="T1"/></text:p>
      <text:p text:style-name="P27"/>
      <text:p text:style-name="P28">Za povezivanje s ulaznim uređajima koristi vlastite strukture podataka tipa lvgl_indev_drv_t koije nisu driveri, nego služe sa spremanje podataka o vrsti ulaznog uređaja i referencu na funkciju za izvlačenje podataka iz istog. <text:span text:style-name="T32">Instanciranje virtualnog uređaja se veši preko strukture lvgl_indev_t. Postupak povezivanja ulaznih uređaja s grafičkim sučeljem je loše dokumentiran pa je potrebno proučiti programski kod i koristiti dodatne izvore informacija, npr. forume. </text:span><text:span text:style-name="T34">Kao ulazne uređaje moguće je koristiti ekrane osjetljive na dodir, tipkala, tipkovnice, enkodere i druge uređaje namijenjene za </text:span><text:span text:style-name="T35">interakciju s korisnikom</text:span><text:span text:style-name="T34">.</text:span><text:span text:style-name="T1"/></text:p>
      <text:p text:style-name="P29">LVGL ima gotove funkcije za stvaranje različitih grafičkih elemenata pa je rad s njima vrlo jednostavan, ali zahtijeva pisanje relativno velike količine programskog koda za njihovo usklađivanje. <text:span text:style-name="T33">Da bi se olakšalo upravljanje grafičkim sučeljem, elementi se mogu grupirati što je korisno za ulazne uređaje kao što su enkoderi i tipkovnice. </text:span><text:span text:style-name="T1"/></text:p>
      <text:p text:style-name="P29"/>
      <text:p text:style-name="P30">Postoje razni primjeri programskog koda koji implementira različite funkcionalnosti, ali su njihove napredne funkcije često nedokumentirame. Pozadinska funkcionalnost povezana s grafičkim elementima se poziva preko callback funkcija koje se mogu pridružiti svakom elementu zasebno ili ista funkcija može posluživati više grafičkih elemenata. </text:p>
      <text:p text:style-name="P31">Događaje na enkoderima obrađuje ugrađeni sklop PCNT (brojač impulsa eng. pulse counter) koji ima više načina rada. <text:span text:style-name="T37">Može brojiti rastuće i padajuće bridove ulaznog signala ili n</text:span><text:span text:style-name="T38">aponske razine istog (promjene razina signala?). </text:span><text:span text:style-name="T39">U mikrokontrolerima ESP32 postoji nekoliko višekanalnih PCNT sklopova, ali postoje i verzije bez njih. </text:span><text:span text:style-name="T40">Najčešće primjene su im određivanje frekvencije ulaznog signala brojenjem impulsa u vremenskom signalu i dekodiranje para kvadratnihg signala u brzinu i smjer što se koristi za rad s enkodereima. </text:span><text:span text:style-name="T41">Moguće je definirati kritične točke kaka sklop može generirati događaje </text:span><text:span text:style-name="T42">(npr. enkoder je napravio X koraka)</text:span><text:span text:style-name="T41"> kojima upozorava korisnički program da je došlo do istih. </text:span><text:span text:style-name="T43">Iako u kontekstu ovog projkekta nije kritično uhvatiti baš sve korake ekodera, PCNT nudi kompenzaciju gubitaka zbog preljeva.</text:span></text:p>
      <text:p text:style-name="P31"><text:soft-page-break/><text:span text:style-name="T43">U višedretvenim sustavima postoji opasnost od gubitka konteksta izvođenja dretve. </text:span><text:span text:style-name="T44">Zbog toga u driveru za PCNT postoje funkcije koke su pisane na način da se u višedretvenom sustavu mogu koristiti bez dodatnog spremanja konteksta i korištenja mehanizama za sinkronizaciju. </text:span><text:span text:style-name="T45">To su funkcije pcnt_new_unit() i pcnt_new_channel() i za njih autor garantira pravilno „istovremeno” izvođenje u višedretvenom programu. </text:span><text:span text:style-name="T46">Za korištenje u pprekidnim potprogramima su pogodne funkcij</text:span><text:span text:style-name="T48">e pcnt_unit_start(), pcnt_unit_stop(), pcnt_unit_clear_count() i pcnt_unit_get_count() -&gt; poziva se it LVGL-ove callback funkcije za enkoder. Funkcije koje kao prvi argument primaju podatak tipa pcnt_unit_handle_t ili pcnt_channel_handle_t se ne smatrajju sigurnima za </text:span><text:span text:style-name="T50">istovremeno izv</text:span><text:span text:style-name="T48">ođenje </text:span><text:span text:style-name="T50">u višedretvenim sustavima pa njihovo korištenje dreba izbjegavati u zadacima koji se izvode odvojeno od glavne dretve.</text:span></text:p>
      <text:p text:style-name="P31"><text:span text:style-name="T46"/></text:p>
      <text:p text:style-name="P32"><text:span text:style-name="T47">Za mikrokontrolere koji nemaju ugrađen PCNT </text:span><text:span text:style-name="T49">(npr. ESP32-C serija) </text:span><text:span text:style-name="T47">posto</text:span><text:span text:style-name="T48">j</text:span><text:span text:style-name="T47">i biblioteka koja tu funkcionalnost obavlja softverski.</text:span></text:p>
      <text:p text:style-name="P32"><text:span text:style-name="T47"/></text:p>
      <text:p text:style-name="P33"><text:span text:style-name="T47">Sa PCNT sklopovljem su povezana 2 rotacijska enkodera koji su namijenjemi sa interakciju s korisnikom. </text:span><text:span text:style-name="T51">Enkoder se sastoji od dva dijela: gumba koji je obično tipkalo i dvoizlaznog rotirajućeg generatora kvadratnog signala. Faze izlaznih signala su pomaknute za 90°. Izlazi su označeni slovima A i B, a često se koriste i oznake CLK i DT. </text:span><text:span text:style-name="T52">Kada se enkoder okreće u smjeru kazaljke na satu, izlaz A ima ulogu generatora takta (CLK), a izlaz B je „podatkovni” izlaz, odnosno pomaknut je za 90° u odnosu za CLK i služi za određivanje smjera za okretanja. U slučaju okretanja enkodera u smjeru suprotnom od kazaljke na satu, uloga izlaza A i B su zamijenjene. </text:span><text:span text:style-name="T53">Zato se za sklop PCNT </text:span><text:span text:style-name="T54">koji je zadužen za rad s enkoderom</text:span><text:span text:style-name="T53"> radi inicijalizacija za rad u oba smjera.</text:span></text:p>
      <text:h text:style-name="P1" text:outline-level="1"><text:bookmark-start text:name="_Toc179183548"/><text:span text:style-name="T1">Upute za korištenje</text:span><text:bookmark-end text:name="_Toc179183548"/><text:span text:style-name="T1"/></text:h>
      <text:p text:style-name="P12"/>
      <text:p text:style-name="P12"/>
      <text:h text:style-name="P1" text:outline-level="1"><text:bookmark-start text:name="_Toc179183549"/><text:span text:style-name="T1">Literatura</text:span><text:bookmark-end text:name="_Toc179183549"/><text:span text:style-name="T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HR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HR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423cm" fo:text-align="start" style:justify-single-word="false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 fo:language="en" fo:country="AU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54cm"/>
          <style:tab-stop style:position="2.822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next-style-name="Text_20_body" style:auto-update="true">
      <style:text-properties fo:color="#0000ff" loext:opacity="100%" fo:language="hr" fo:country="HR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HTML_20_Preformatted" style:display-name="HTML Preformatted" style:family="paragraph" style:parent-style-name="Standard">
      <style:paragraph-properties fo:line-height="100%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/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style:font-name="Arial" fo:font-family="Arial" style:font-family-generic="roman" style:font-pitch="variable" fo:font-size="8pt" fo:font-weight="bold" style:font-size-asian="8pt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1" number:language="hr" number:country="HR"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6.859cm" fo:margin-left="0.012cm" fo:margin-top="0cm" fo:margin-bottom="0cm" table:align="left" style:writing-mode="lr-tb"/>
    </style:style>
    <style:style style:name="Table1.A" style:family="table-column">
      <style:table-column-properties style:column-width="11.252cm"/>
    </style:style>
    <style:style style:name="Table1.B" style:family="table-column">
      <style:table-column-properties style:column-width="5.6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75pt solid #000000"/>
    </style:style>
    <style:style style:name="Table2" style:family="table">
      <style:table-properties style:width="16.732cm" fo:margin-left="0cm" fo:margin-top="0cm" fo:margin-bottom="0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859cm" fo:margin-left="0.012cm" fo:margin-top="0cm" fo:margin-bottom="0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06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75pt solid #000000"/>
    </style:style>
    <style:style style:name="Table4" style:family="table">
      <style:table-properties style:width="16.732cm" fo:margin-left="0cm" fo:margin-top="0cm" fo:margin-bottom="0cm" table:align="left" style:writing-mode="lr-tb"/>
    </style:style>
    <style:style style:name="Table4.A" style:family="table-column">
      <style:table-column-properties style:column-width="5.57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orphans="0" fo:widows="0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orphans="0" fo:widows="0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margin-left="0cm" fo:margin-right="0.635cm" fo:orphans="0" fo:widows="0" fo:text-indent="0cm" style:auto-text-indent="false"/>
    </style:style>
    <style:style style:name="MP4" style:family="paragraph" style:parent-style-name="Standard">
      <style:paragraph-properties fo:text-align="center" style:justify-single-word="false" fo:orphans="0" fo:widows="0"/>
    </style:style>
    <style:style style:name="MP5" style:family="paragraph" style:parent-style-name="Standard">
      <style:paragraph-properties fo:text-align="end" style:justify-single-word="false" fo:orphans="0" fo:widows="0"/>
    </style:style>
    <style:style style:name="MT1" style:family="text">
      <style:text-properties fo:language="hr" fo:country="HR"/>
    </style:style>
    <style:style style:name="MT2" style:family="text">
      <style:text-properties style:font-name="Symbol" fo:language="hr" fo:country="HR" style:font-name-asian="Symbol1" style:font-name-complex="Symbol1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MT1">&lt;Naziv projekta&gt;</text:span><text:span text:style-name="MT1"/></text:p>
            </table:table-cell>
            <table:table-cell table:style-name="Table1.A1" office:value-type="string">
              <text:p text:style-name="MP2"><text:span text:style-name="MT1"><text:s text:c="2"/>Verzija: <text:s text:c="10"/>&lt;1.0&gt;</text:span><text:span text:style-name="MT1"/></text:p>
            </table:table-cell>
          </table:table-row>
          <table:table-row table:style-name="Table1.1">
            <table:table-cell table:style-name="Table1.A1" office:value-type="string">
              <text:p text:style-name="MP1"><text:span text:style-name="MT1">Tehnička dokumentacija</text:span><text:span text:style-name="MT1"/></text:p>
            </table:table-cell>
            <table:table-cell table:style-name="Table1.A1" office:value-type="string">
              <text:p text:style-name="MP1"><text:span text:style-name="MT1"><text:s text:c="2"/>Datum: <text:s/>&lt;dd/mm/yy&gt;</text:span><text:span text:style-name="MT1"/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3"><text:span text:style-name="MT1">FER <text:s/>- Projekt</text:span><text:span text:style-name="MT1"/></text:p>
            </table:table-cell>
            <table:table-cell table:style-name="Table2.A1" office:value-type="string">
              <text:p text:style-name="MP4"><text:span text:style-name="MT2"></text:span><text:span text:style-name="MT1">FER, </text:span><text:span text:style-name="MT1"><text:date style:data-style-name="N10111" text:date-value="2025-01-25T12:26:52.789879180">2025</text:date></text:span><text:span text:style-name="MT1"/></text:p>
            </table:table-cell>
            <table:table-cell table:style-name="Table2.A1" office:value-type="string">
              <text:p text:style-name="MP5"><text:span text:style-name="MT1">Stranica </text:span><text:span text:style-name="page_20_number"><text:span text:style-name="MT1"><text:page-number text:select-page="current">1</text:page-number></text:span></text:span><text:span text:style-name="page_20_number"><text:span text:style-name="MT1"><text:s/>od </text:span></text:span><text:span text:style-name="page_20_number"><text:span text:style-name="MT1"><text:page-count>9</text:page-count></text:span></text:span><text:span text:style-name="MT1"/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pan text:style-name="MT1">&lt;Naziv projekta&gt;</text:span><text:span text:style-name="MT1"/></text:p>
            </table:table-cell>
            <table:table-cell table:style-name="Table3.A1" office:value-type="string">
              <text:p text:style-name="MP2"><text:span text:style-name="MT1"><text:s text:c="2"/>Verzija: <text:s text:c="10"/>&lt;1.0&gt;</text:span><text:span text:style-name="MT1"/></text:p>
            </table:table-cell>
          </table:table-row>
          <table:table-row table:style-name="Table3.1">
            <table:table-cell table:style-name="Table3.A1" office:value-type="string">
              <text:p text:style-name="MP1"><text:span text:style-name="MT1">Tehnička dokumentacija</text:span><text:span text:style-name="MT1"/></text:p>
            </table:table-cell>
            <table:table-cell table:style-name="Table3.A1" office:value-type="string">
              <text:p text:style-name="MP1"><text:span text:style-name="MT1"><text:s text:c="2"/>Datum: <text:s/>&lt;dd/mm/yy&gt;</text:span><text:span text:style-name="MT1"/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3"><text:span text:style-name="MT1">FER <text:s/>- Projekt</text:span><text:span text:style-name="MT1"/></text:p>
            </table:table-cell>
            <table:table-cell table:style-name="Table4.A1" office:value-type="string">
              <text:p text:style-name="MP4"><text:span text:style-name="MT2"></text:span><text:span text:style-name="MT1">FER, </text:span><text:span text:style-name="MT1"><text:date style:data-style-name="N10111" text:date-value="2025-01-25T12:26:52.796857743">2025</text:date></text:span><text:span text:style-name="MT1"/></text:p>
            </table:table-cell>
            <table:table-cell table:style-name="Table4.A1" office:value-type="string">
              <text:p text:style-name="MP5"><text:span text:style-name="MT1">Stranica </text:span><text:span text:style-name="page_20_number"><text:span text:style-name="MT1"><text:page-number text:select-page="current">9</text:page-number></text:span></text:span><text:span text:style-name="page_20_number"><text:span text:style-name="MT1"><text:s/>od </text:span></text:span><text:span text:style-name="page_20_number"><text:span text:style-name="MT1"><text:page-count>9</text:page-count></text:span></text:span><text:span text:style-name="MT1"/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evelopment Case</dc:title>
    <dc:subject>&lt;Project Name&gt;</dc:subject>
    <meta:editing-cycles>61</meta:editing-cycles>
    <meta:print-date>2005-03-17T14:40:00</meta:print-date>
    <meta:creation-date>2025-01-24T18:29:32.645161824</meta:creation-date>
    <dc:date>2025-01-25T12:25:48.651910973</dc:date>
    <meta:editing-duration>PT17H56M46S</meta:editing-duration>
    <meta:generator>LibreOffice/7.4.7.2$Linux_AARCH64 LibreOffice_project/40$Build-2</meta:generator>
    <meta:document-statistic meta:table-count="4" meta:image-count="0" meta:object-count="0" meta:page-count="9" meta:paragraph-count="88" meta:word-count="1610" meta:character-count="11146" meta:non-whitespace-character-count="9555"/>
    <meta:user-defined meta:name="AppVersion">16.0000</meta:user-defined>
    <meta:user-defined meta:name="Company">&lt;Company Name&gt;</meta:user-defined>
    <meta:template xlink:type="simple" xlink:actuate="onRequest" xlink:title="FER_Predmet_Projekt_Tehnicka_Dokumentacija.dotx" xlink:href=""/>
  </office:meta>
</office:document-meta>
</file>